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6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Début de création des indices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Commencement de la classe Jeu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Commencement de la sauvegard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Création de plusieurs grill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Création du Scor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Création du chrono, case et grill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Jeu Compétitif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Jeu Compétitif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30T11:56:05.66</meta:creation-date>
    <meta:editing-duration>PT2M43S</meta:editing-duration>
    <meta:editing-cycles>2</meta:editing-cycles>
    <meta:generator>OpenOffice/4.1.3$Win32 OpenOffice.org_project/413m1$Build-9783</meta:generator>
    <meta:initial-creator>Benjamin DI CARLO</meta:initial-creator>
    <meta:document-statistic meta:table-count="1" meta:image-count="0" meta:object-count="0" meta:page-count="1" meta:paragraph-count="20" meta:word-count="47" meta:character-count="296"/>
    <dc:date>2018-01-30T11:58:47.57</dc:date>
    <dc:creator>Benjamin DI CARLO</dc:creator>
  </office:meta>
</office:document-meta>
</file>